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77c" officeooo:paragraph-rsid="0003677c"/>
    </style:style>
    <style:style style:name="P2" style:family="paragraph" style:parent-style-name="Standard">
      <style:text-properties officeooo:rsid="000532c2" officeooo:paragraph-rsid="000532c2"/>
    </style:style>
    <style:style style:name="P3" style:family="paragraph" style:parent-style-name="Standard">
      <style:text-properties officeooo:rsid="00062764" officeooo:paragraph-rsid="000627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in 30 Minutes(high level overview , encapsulating javascript in short video , explaining everything by explaining in easy terminology)</text:p>
      <text:p text:style-name="P1"/>
      <text:p text:style-name="P2">Intro → If anyone told you, javascript is flawed language and was poorly designed. Many people still believe that, we write Js code because “we have to” because Js is given its place in the <text:s/>center of the web. Thats just aint True and really ridiculous claim.</text:p>
      <text:p text:style-name="P2"/>
      <text:p text:style-name="P2">Every great language comes with bug. To quote someone “Perfect is accumulation of Imperfection”.</text:p>
      <text:p text:style-name="P2"/>
      <text:p text:style-name="P2">If anyone gives you, bias opinion of Javascript based on lack of imagination and knowledge. Kick them on their groins. </text:p>
      <text:p text:style-name="P2"/>
      <text:p text:style-name="P2">Its okay, If your code is not up-to-date to latest new features , that comes in every week. “Gradually and then suddenly”.</text:p>
      <text:p text:style-name="P2"/>
      <text:p text:style-name="P3">Even the 10x Javascript developer don’t <text:s/>know , how to use js efficiently.</text:p>
      <text:p text:style-name="P3"/>
      <text:p text:style-name="P3">“Imagine a Car mechanic, who has a toolbox full of tools, who only knows how to use one or two tools” and tells himself, he is the best of the best. Thats the psychotic.</text:p>
      <text:p text:style-name="P3"/>
      <text:p text:style-name="P3">Same goes with Javascript. You must learn all the bad and good parts of javascript and use them accordingly. </text:p>
      <text:p text:style-name="P3"/>
      <text:p text:style-name="P3"/>
      <text:p text:style-name="P3">Title → What you are gonna learn in this course?</text:p>
      <text:p text:style-name="P3">Even though, you may think that , you have good understanding of javascript. I am here to take you on the journey of discovery of Javascript. At the end , you will the big question “Why this”, “What is this”, “How is this working”, “where to use this and that”. Tighten your seatbelt. We are gonna deep dive in the rabbit of Javascript. Best programming language in the world of the web. Peri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7:10:50.304362311</meta:creation-date>
    <dc:date>2024-12-03T17:45:22.698325995</dc:date>
    <meta:editing-duration>PT10M27S</meta:editing-duration>
    <meta:editing-cycles>1</meta:editing-cycles>
    <meta:generator>LibreOffice/24.2.6.2$Linux_X86_64 LibreOffice_project/420$Build-2</meta:generator>
    <meta:print-date>2024-12-03T17:45:59.024288369</meta:print-date>
    <meta:printed-by>PDF files</meta:printed-by>
    <meta:document-statistic meta:table-count="0" meta:image-count="0" meta:object-count="0" meta:page-count="1" meta:paragraph-count="10" meta:word-count="272" meta:character-count="1536" meta:non-whitespace-character-count="1270"/>
  </office:meta>
</office:document-meta>
</file>